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00%" fo:text-align="center" style:justify-single-word="false" style:page-number="1"/>
      <style:text-properties fo:font-size="18pt" style:font-size-asian="18pt" style:font-size-complex="18pt"/>
    </style:style>
    <style:style style:name="P5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100%" fo:text-align="justify" style:justify-single-word="false" fo:text-indent="0cm" style:auto-text-indent="false"/>
      <style:text-properties fo:font-size="12pt" fo:font-style="italic" style:font-size-asian="12pt" style:font-style-asian="italic" style:font-size-complex="12pt"/>
    </style:style>
    <style:style style:name="P8" style:family="paragraph" style:parent-style-name="Standard" style:list-style-name="WWNum1">
      <style:paragraph-properties fo:margin-left="1.27cm" fo:margin-right="0cm" fo:margin-top="0cm" fo:margin-bottom="0.353cm" loext:contextual-spacing="true" fo:line-height="100%" fo:text-align="justify" style:justify-single-word="false" fo:text-indent="-0.635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straeoh</text:p>
      <text:p text:style-name="P6">[Adventure][Random][Alternate Universe]</text:p>
      <text:p text:style-name="P6">Autor: Imploding Colon</text:p>
      <text:p text:style-name="P3"><text:a xlink:type="simple" xlink:href="https://www.fimfiction.net/story/25966/austraeoh" text:style-name="Internet_20_link" text:visited-style-name="Visited_20_Internet_20_Link"><text:span text:style-name="T2">https://www.fimfiction.net/story/25966/austraeoh</text:span></text:a></text:p>
      <text:p text:style-name="P7">Napisanie bardzo długiego opowiadania, które cały czas będzie utrzymywać wysoki poziom, jest trudnym zadaniem. Trudnym, ale nie niemożliwym. Dowodem na to jest saga Austraeoh, jedno z najdłuższych dzieł fandomu, która paradoksalnie ma jeden z najkrótszych opisów na Fimfiction.</text:p>
      <text:p text:style-name="P2">„Rainbow Dash flies east” – w polskim tłumaczeniu „Rainbow Dash leci na wschód”. Oto cały opis epickiej opowieści, która na dziś dzień ciągnie się już przez dziewiąty tom (z planowanych dwunastu). Wszystkie księgi (o tytułach kolejno: Austraeoh, Eljunbyro, Innavedr, Odrsjot, Urohringr, Yaerfaerda, Ynnanhluutr, Utaan, Ofolrodi) na razie liczą sobie razem bagatela 3,7 mln słów, każda księga podzielona jest zaś do siódmego tomu na dwieście rozdziałów (ósmy tom złamał tą tradycję, zawierając się w trzystu). Autor skrywa się pod nickiem Imploding Colon, lecz tajemnicą poliszynela jest, że to tylko jedno z kilku kont Shortskirtsa – autora m. in. <text:s/>„Background Pony” – opowiadania cieszącego się estymą w naszym fandomie. I tym razem także otrzymaliśmy (i nadal otrzymujemy) niezapomniane przeżycia czytelnicze.</text:p>
      <text:p text:style-name="P2">O czym jest to opowiadanie? Jak mówi sam opis – Rainbow Dash leci na wschód. Dodanie czegokolwiek więcej byłoby dużym spoilerem, a w przypadku tego fanfika aura tajemnicy jest olbrzymią zaletą. Mogę właściwie dodać tylko, że tęczowogrzywa pegaz podczas swej wyprawy wplątuje się w coraz to większe kabały. Austraeoh to przygodówka fantasy w starym, dobrym stylu, wzbogacona elementami m. in. science-fiction, steam- i dieselpunku. Autor napracował się, tworząc to całe dość unikatowe lore. Worldbuilding w tym fanfiku jest olbrzymim plusem. Dość powiedzieć, że Rainbow napotyka na swojej drodze m. in. technokratów mówiących w dziwny, momentami zabawny sposób, przywodzący skojarzenia z tekstami z gier komputerowych (polecam ten fragment, jest jeszcze w pierwszym tomie) czy też pewnych dość śliskich (dosłownie i w przenośni) typów. To tylko mała część tego, co czeka główną bohaterkę podczas długiej, obfitującej w przygody wędrówki.</text:p>
      <text:p text:style-name="P2">Właśnie, Rainbow. Co można powiedzieć o jej kreacji? Jest na pewno dzielna, lojalna, ale przy tym i dość próżna. Jej brawura momentami graniczy z głupotą, ale udaje się jej jakimś cudem wykaraskać z kłopotów. Nie jest jednak kretynką, to po prostu taka postać o złotym sercu, która nierzadko wpada też na dobre pomysły i wykazuje się troską o innych. Pod płaszczykiem klaczy pozującej na chodzącą definicję słowa „niesamowita” ukrywa się bohaterka zmagająca się z lękami, poczuciem winy, a także czymś gorszym, choć jest to już bardzo duży spoiler. Są pewne różnice względem kreacji z serialu, ale tag Alternate Universe nie pojawił się bez przyczyny. To, co się (nie) zdarzyło, miało swój wpływ, i to ogromny, na kanoniczne postacie. Co do innych bohaterów, tu też jest bardzo dobrze, lecz pod tym względem królują kolejne części sagi, w których pojawia się pewna bardzo ważna kompania bohaterów. Tu też nie mogę zbyt dużo zdradzić, ale mam do czynienia z postaciami z krwi i kości, przeżywającymi radości i smutki, zmagającymi się z tragediami, nałogami, ale też i tworzącymi dość specyficzną rodzinę, <text:soft-page-break/>wspierającymi się. Nawet antagonistów może nam się zrobić trochę szkoda, choć gdy przechodzą do czynów, to zaczynamy jednak kibicować tym dobrym.</text:p>
      <text:p text:style-name="P2">Według wielu największą zaletą Austraeoh jest klimat (choć według mnie w kolejnych tomach na prowadzenie wysuwają się już postacie). Nie wiem, jak ująć w słowa to, jaki on jest, więc użyję słowa „magiczny”, choć nie odzwierciedla ono do końca mojej opinii. Spokojniejsze, opisowe momenty są rajem dla poszukiwaczy wrażeń estetycznych w literaturze. Gdy dochodzimy do relacji pomiędzy bohaterami, czuć tu ten ładunek emocjonalny, szczególnie widać to w smutniejszych momentach (ale bez obaw, nie ma tu ciągłych smutów, proporcje pomiędzy scenami radośniejszymi i tragiczniejszymi zostały w miarę zachowane, choć jak już zdarzy się coś złego, to na długo pozostawia swój ślad). A kiedy zaczyna się większa akcja… Cóż, polecam wam dotrwać przynajmniej do szóstego tomu, dość wspomnieć, że jego początek bardzo wysoko podnosi poprzeczkę w kategorii „rozpoczęcia z wypierdem”.</text:p>
      <text:p text:style-name="P2">O czym by tu jeszcze wspomnieć… Zagadki. W Austraeoh pojawiają się na każdym kroku – od motywacji głównej bohaterki po konstrukcję całego świata. Ledwo co znajdujemy rozwiązanie jednej, a już pojawia się kolejna, o wiele większa. Kolejną z atrakcji stanowią twisty fabularne. Nie są może one na poziomie słynnego „Luke, I’m your father”, ale przy niektórych gwarantowane jest, że dostaniecie zonka. </text:p>
      <text:p text:style-name="P2">Język opowiadania jest naprawdę piękny, choć nieco skomplikowany, wystarczy jednak znajomość angielskiego na poziomie licealnym. Wpadek nie ma za dużo, właściwie to jest tylko jedna bardziej zauważalna, związana z imionami postaci na samym początku sagi. Nie jest to coś wielkiego, zwłaszcza, że reszta jest bez zarzutu.</text:p>
      <text:p text:style-name="P2">A, zapomniałem dodać – saga jest polecana tym starszym członkom fandomu. Występują w niej momentami drastyczniejsze sceny, choć nie są to jednak drugie Cupcakes – fani czystego gore dla gore nie mają tu czego szukać. Im dalej od Equestrii, tym więcej takich rzeczy – nie w każdej krainie mieszkańcy są pokojowo nastawieni i wierzą w harmonię – zwyczaje niektórych mogą was nawet obrzydzać.</text:p>
      <text:p text:style-name="P2">Podsumowując – mamy tu do czynienia z czymś – zaryzykuję to określenie, choć może się ono zapewne wydać przesadzone – wybitnym. Już sam ogrom wykonanej pracy godny jest podziwu. Każdy z tomów wciąga do samego końca i nie można się powstrzymać przed chęcią poznania dalszych losów bohaterów. Pełnokrwiści bohaterowie, wciągająca, wielowątkowa fabuła, magiczny klimat, światotworzenie na wysokim poziomie – czego chcieć więcej? Mam szczerą nadzieję, że gdy w końcu opublikowany zostanie ostatni rozdział dwunastego tomu, będę mógł z czystym sercem wydać tę samą opinię. Całą sagę oceniam na 12/10 w mojej skali. Pozdrawiam i życzę przyjemnej podróży na wschód.</text:p>
      <text:p text:style-name="P2">P. S.: Saga zawiera wiele nawiązań i easter eggów, a wśród nich znalazł się polski akcent. Zaciekawionym podpowiem, że związany on jest z jednym z członków redakcji naszego pisma (nie, nie chodzi tu o mnie). Miłego szukania!</text:p>
      <text:p text:style-name="P2"/>
      <text:p text:style-name="P2">Linki do grafik:</text:p>
      <text:list xml:id="list3706939955" text:style-name="WWNum1">
        <text:list-item>
          <text:p text:style-name="P8"><text:span text:style-name="T1">(baner) </text:span><text:a xlink:type="simple" xlink:href="https://agypsybard.deviantart.com/art/Ever-Eastward-613921609" text:style-name="Internet_20_link" text:visited-style-name="Visited_20_Internet_20_Link"><text:span text:style-name="T2">https://agypsybard.deviantart.com/art/Ever-Eastward-613921609</text:span></text:a></text:p>
        </text:list-item>
      </text:list>
      <text:p text:style-name="P1"><text:soft-page-break/><text:a xlink:type="simple" xlink:href="https://pre00.deviantart.net/dd54/th/pre/f/2016/159/c/2/ever_eastward_by_agypsybard-da5igy1.png" text:style-name="Internet_20_link" text:visited-style-name="Visited_20_Internet_20_Link"><text:span text:style-name="T2">https://pre00.deviantart.net/dd54/th/pre/f/2016/159/c/2/ever_eastward_by_agypsybard-da5igy1.png</text:span></text:a></text:p>
      <text:p text:style-name="P1"><text:span text:style-name="T1">2) </text:span><text:a xlink:type="simple" xlink:href="https://www.deviantart.com/art/Eastward-680375268" text:style-name="Internet_20_link" text:visited-style-name="Visited_20_Internet_20_Link"><text:span text:style-name="T2">https://www.deviantart.com/art/Eastward-680375268</text:span></text:a></text:p>
      <text:p text:style-name="P1"><text:a xlink:type="simple" xlink:href="https://orig00.deviantart.net/8f9a/f/2017/133/3/d/eastward_by_sinrar-db92sx0.png" text:style-name="Internet_20_link" text:visited-style-name="Visited_20_Internet_20_Link"><text:span text:style-name="T2">https://orig00.deviantart.net/8f9a/f/2017/133/3/d/eastward_by_sinrar-db92sx0.p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1-29T23:20:54.218000000</dc:date>
    <meta:editing-duration>PT34M27S</meta:editing-duration>
    <meta:editing-cycles>1</meta:editing-cycles>
    <meta:document-statistic meta:table-count="0" meta:image-count="0" meta:object-count="0" meta:page-count="3" meta:paragraph-count="19" meta:word-count="929" meta:character-count="6566" meta:non-whitespace-character-count="5642"/>
  </office:meta>
</office:document-meta>
</file>